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solid" draw:stroke-dash="Double_20_Dash" svg:stroke-width="0.05cm" svg:stroke-color="#000000" draw:marker-start-width="0.29cm" draw:marker-end-width="0.29cm" draw:fill="none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width="0.03cm" svg:stroke-color="#000000" draw:marker-start-width="0.25cm" draw:marker-end-width="0.25cm" draw:fill-color="#ffffff" draw:textarea-horizontal-align="justify" draw:textarea-vertical-align="middle" draw:auto-grow-height="false" fo:min-height="0cm" fo:min-width="0cm" fo:padding-top="0.14cm" fo:padding-bottom="0.14cm" fo:padding-left="0.265cm" fo:padding-right="0.265cm"/>
    </style:style>
    <style:style style:name="gr3" style:family="graphic" style:parent-style-name="standard">
      <style:graphic-properties draw:stroke="none" draw:stroke-dash="Dash_20_Dot_20_1" svg:stroke-width="0cm" draw:stroke-linejoin="none" svg:stroke-linecap="butt" draw:fill="solid" draw:fill-color="#000000" draw:textarea-horizontal-align="center" draw:textarea-vertical-align="middle"/>
    </style:style>
    <style:style style:name="gr4" style:family="graphic" style:parent-style-name="objectwithoutfill">
      <style:graphic-properties svg:stroke-width="0.05cm" svg:stroke-color="#000000" draw:marker-start-width="0.28cm" draw:marker-end-width="0.28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3cm" svg:stroke-color="#000000" draw:marker-start-width="0.25cm" draw:marker-end-width="0.25cm" draw:fill-color="#ffffff" draw:textarea-horizontal-align="justify" draw:textarea-vertical-align="middle" draw:auto-grow-height="false" fo:min-height="0.92cm" fo:min-width="0cm" fo:padding-top="0.14cm" fo:padding-bottom="0.14cm" fo:padding-left="0.265cm" fo:padding-right="0.265cm"/>
    </style:style>
    <style:style style:name="gr6" style:family="graphic" style:parent-style-name="standard">
      <style:graphic-properties svg:stroke-width="0.03cm" svg:stroke-color="#000000" draw:marker-start-width="0.25cm" draw:marker-end-width="0.25cm" draw:fill-color="#000000" draw:textarea-horizontal-align="justify" draw:textarea-vertical-align="middle" draw:auto-grow-height="false" fo:min-height="0cm" fo:min-width="0cm" fo:padding-top="0.14cm" fo:padding-bottom="0.14cm" fo:padding-left="0.265cm" fo:padding-right="0.265cm"/>
    </style:style>
    <style:style style:name="gr7" style:family="graphic" style:parent-style-name="objectwithoutfill">
      <style:graphic-properties svg:stroke-width="0.05cm" svg:stroke-color="#000000" draw:marker-start="Arrow_20_short" draw:marker-start-width="0.28cm" draw:marker-start-center="false" draw:marker-end-width="0.28cm" draw:fill="none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svg:stroke-width="0.03cm" svg:stroke-color="#000000" draw:marker-start-width="0.25cm" draw:marker-end-width="0.25cm" draw:fill="solid" draw:fill-color="#ffffff" draw:textarea-horizontal-align="justify" draw:textarea-vertical-align="middle" draw:auto-grow-height="false" fo:min-height="0.252cm" fo:min-width="0.002cm" fo:padding-top="0.14cm" fo:padding-bottom="0.14cm" fo:padding-left="0.265cm" fo:padding-right="0.265cm"/>
    </style:style>
    <style:style style:name="gr9" style:family="graphic" style:parent-style-name="objectwithoutfill">
      <style:graphic-properties svg:stroke-width="0.05cm" svg:stroke-color="#000000" draw:marker-start="" draw:marker-start-width="0.28cm" draw:marker-start-center="false" draw:marker-end-width="0.28cm" draw:fill="none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color="#000000" draw:fill="none" draw:fill-color="#ffffff" fo:min-height="0.25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solid" draw:fill-color="#000000"/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="solid" draw:fill-color="#ffffff"/>
      <style:paragraph-properties fo:text-align="center"/>
    </style:style>
    <style:style style:name="P6" style:family="paragraph">
      <style:text-properties fo:font-size="12pt" fo:font-weight="bold" style:font-size-asian="12pt" style:font-weight-asian="bold" style:font-size-complex="12pt" style:font-weight-complex="bold"/>
    </style:style>
    <style:style style:name="P7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.763cm" svg:y1="1.02cm" svg:x2="1.763cm" svg:y2="4.16cm">
          <text:p/>
        </draw:line>
        <draw:custom-shape draw:style-name="gr2" draw:text-style-name="P2" draw:layer="layout" svg:width="0.2cm" svg:height="0.2cm" svg:x="1.664cm" svg:y="4.10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12§latex§$U_{0}$§svg§600§TRUE§</svg:desc>
          <draw:g>
            <draw:path draw:style-name="gr3" draw:text-style-name="P3" draw:layer="layout" svg:width="0.289cm" svg:height="0.294cm" svg:x="1.054cm" svg:y="4.376cm" svg:viewBox="0 0 290 295" svg:d="M238 44c4-17 11-30 44-31 3 0 8 0 8-8-2-2 0-5-5-5-15 0-29 1-43 1-15 0-30-1-43-1-3 0-9 0-9 8 0 5 5 5 9 5 24 0 27 10 27 18 0 1 0 8-1 10-12 49-25 99-37 149-15 56-62 92-104 92-29 0-52-18-52-54 0-1 0-14 5-33 14-54 27-109 41-163 3-14 5-19 34-19 11 0 15 0 15-8 0-5-5-5-6-5-12 0-42 1-54 1s-42-1-54-1c-3 0-7 0-7 8 0 5 4 5 11 5 1 0 9 0 16 1 8 0 11 2 11 6 0 3-5 21-7 30-3 13-6 25-9 37-4 17-23 96-26 104-2 11-2 18-2 24 0 52 38 80 81 80 53 0 106-46 119-103 13-49 25-98 38-148z">
              <text:p/>
            </draw:path>
            <draw:path draw:style-name="gr3" draw:text-style-name="P3" draw:layer="layout" svg:width="0.135cm" svg:height="0.2cm" svg:x="1.327cm" svg:y="4.53cm" svg:viewBox="0 0 136 201" svg:d="M136 102c0-33-3-57-18-77-8-13-26-25-50-25-68 0-68 81-68 102s0 99 68 99 68-79 68-99zM68 192c-13 0-31-8-37-32-5-17-5-40-5-62 0-21 0-44 5-60 6-24 25-30 37-30 16 0 31 10 36 27 5 16 6 37 6 63 0 22 0 43-5 61-6 28-25 33-37 33z">
              <text:p/>
            </draw:path>
          </draw:g>
        </draw:g>
        <draw:custom-shape draw:style-name="gr2" draw:text-style-name="P2" draw:layer="layout" svg:width="0.2cm" svg:height="0.2cm" svg:x="1.664cm" svg:y="4.74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2.513cm" svg:y1="1.051cm" svg:x2="12.513cm" svg:y2="8.571cm">
          <text:p/>
        </draw:line>
        <draw:line draw:style-name="gr4" draw:text-style-name="P1" draw:layer="layout" svg:x1="1.79cm" svg:y1="1.039cm" svg:x2="12.53cm" svg:y2="1.039cm">
          <text:p/>
        </draw:line>
        <draw:line draw:style-name="gr1" draw:text-style-name="P1" draw:layer="layout" svg:x1="1.763cm" svg:y1="4.929cm" svg:x2="1.763cm" svg:y2="8.589cm">
          <text:p/>
        </draw:line>
        <draw:custom-shape draw:style-name="gr5" draw:text-style-name="P2" draw:layer="layout" svg:width="0.5cm" svg:height="1.2cm" svg:x="12.284cm" svg:y="6.05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2cm" svg:height="0.2cm" svg:x="12.431cm" svg:y="4.442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6.313cm" svg:y1="1.051cm" svg:x2="6.313cm" svg:y2="8.571cm">
          <text:p/>
        </draw:line>
        <draw:line draw:style-name="gr7" draw:text-style-name="P1" draw:layer="layout" svg:x1="6.59cm" svg:y1="4.539cm" svg:x2="12.53cm" svg:y2="4.539cm">
          <text:p/>
        </draw:line>
        <draw:line draw:style-name="gr4" draw:text-style-name="P1" draw:layer="layout" svg:x1="1.79cm" svg:y1="8.56cm" svg:x2="12.53cm" svg:y2="8.56cm">
          <text:p/>
        </draw:line>
        <draw:custom-shape draw:style-name="gr5" draw:text-style-name="P2" draw:layer="layout" svg:width="0.5cm" svg:height="1.2cm" svg:x="12.284cm" svg:y="2.05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5cm" svg:height="1.2cm" svg:x="6.084cm" svg:y="3.93cm">
          <text:p/>
          <draw:enhanced-geometry svg:viewBox="0 0 21600 21600" draw:type="rectangle" draw:enhanced-path="M 0 0 L 21600 0 21600 21600 0 21600 0 0 Z N"/>
        </draw:custom-shape>
        <draw:g>
          <draw:custom-shape draw:style-name="gr8" draw:text-style-name="P5" draw:layer="layout" svg:width="0.75cm" svg:height="0.75cm" svg:x="8.964cm" svg:y="4.1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12§latex§$V$§svg§600§TRUE§</svg:desc>
            <draw:g>
              <draw:path draw:style-name="gr3" draw:text-style-name="P3" draw:layer="layout" svg:width="0.297cm" svg:height="0.294cm" svg:x="9.214cm" svg:y="4.403cm" svg:viewBox="0 0 298 295" svg:d="M239 48c21-32 39-34 53-35 6 0 6-7 6-8 0-4-2-5-6-5-11 0-23 1-33 1-15 0-29-1-42-1-3 0-9 0-9 8 0 5 5 5 7 5 12 1 20 5 20 13 0 7-6 16-6 17-43 68-86 136-128 204-10-74-20-148-29-222 0-7 9-12 29-12 6 0 10 0 10-8 0-4-3-5-6-5-16 0-34 1-52 1-8 0-16 0-23 0s-16-1-23-1c-2 0-7 0-7 8 0 5 4 5 10 5 24 0 24 4 25 14 11 86 22 172 33 258 1 9 3 10 9 10 7 0 8-2 12-7 50-80 100-160 150-240z">
                <text:p/>
              </draw:path>
            </draw:g>
          </draw:g>
        </draw:g>
        <draw:g>
          <svg:title>TexMaths</svg:title>
          <svg:desc>12§latex§$U_{\mathrm{V}}$§svg§600§TRUE§</svg:desc>
          <draw:g>
            <draw:path draw:style-name="gr3" draw:text-style-name="P3" draw:layer="layout" svg:width="0.29cm" svg:height="0.294cm" svg:x="9.758cm" svg:y="4.808cm" svg:viewBox="0 0 291 295" svg:d="M238 44c4-17 12-30 46-31 2 0 7 0 7-8-2-2 0-5-6-5-13 0-29 1-43 1s-29-1-43-1c-3 0-7 0-7 8 0 5 3 5 7 5 24 0 29 10 29 18 0 1-2 8-2 10-12 49-25 99-38 149-14 56-62 92-104 92-29 0-52-18-52-54 0-1 0-14 5-33 14-54 27-109 41-163 3-14 5-19 35-19 12 0 14 0 14-8 0-5-5-5-6-5-11 0-42 1-53 1-13 0-43-1-55-1-3 0-7 0-7 8 0 5 4 5 11 5 1 0 9 0 17 1 7 0 10 2 10 6 0 3-4 21-7 30-3 13-5 25-8 37-5 17-24 96-27 104-2 11-2 18-2 24 0 52 38 80 81 80 54 0 106-46 120-103 13-49 25-98 37-148z">
              <text:p/>
            </draw:path>
            <draw:path draw:style-name="gr3" draw:text-style-name="P3" draw:layer="layout" svg:width="0.229cm" svg:height="0.206cm" svg:x="10.025cm" svg:y="4.956cm" svg:viewBox="0 0 230 207" svg:d="M196 30c4-8 11-18 34-19 0-4 0-7 0-11-8 1-20 1-29 1-12 0-33-1-34-1 0 4 0 7 0 11 10 0 19 5 19 14 0 2 0 4-2 6-20 47-40 94-61 141-21-49-42-99-63-148-1-4-1-4-1-5 0-8 15-8 22-8 0-4 0-7 0-11-14 1-33 1-43 1-15 0-37-1-38-1 0 4 0 7 0 11 2 0 3 0 5 0 17 0 21 2 25 11 26 59 51 118 77 178 2 4 2 7 8 7 4 0 6 0 8-6 25-57 49-114 73-171z">
              <text:p/>
            </draw:path>
          </draw:g>
        </draw:g>
        <draw:g>
          <svg:title>TexMaths</svg:title>
          <svg:desc>12§latex§$R_{P}=0\ldots 10\,\mathrm{k\Omega}$§svg§600§TRUE§</svg:desc>
          <draw:g>
            <draw:path draw:style-name="gr3" draw:text-style-name="P3" draw:layer="layout" svg:width="0.3cm" svg:height="0.295cm" svg:x="2.816cm" svg:y="4.416cm" svg:viewBox="0 0 301 296" svg:d="M140 29c3-10 4-15 12-16 4 0 17 0 26 0 30 0 76 0 76 41 0 14-6 44-22 60-11 10-34 25-71 25-16 0-32 0-48 0 9-37 18-74 27-110zM202 144c42-10 92-39 92-82 0-36-39-62-94-62-40 0-80 0-120 0-8 0-12 0-12 8 0 5 4 5 12 5 6 0 9 0 16 0 7 1 12 3 12 7 0 2-1 4-2 9-19 75-38 150-57 225-3 17-5 19-38 19-7 0-11 0-11 8 0 5 5 5 6 5 11 0 41-1 53-1s42 1 53 1c3 0 8 0 8-8 0-5-4-5-11-5-15 0-27 0-27-7 0-3 1-5 1-7 9-38 18-75 27-112 17 0 34 0 51 0 38 0 45 24 45 39 0 6-3 19-6 28-2 12-6 28-6 36 0 46 51 46 56 46 35 0 51-42 51-48s-5-6-6-6c-4 0-5 3-5 6-11 31-29 38-38 38-14 0-17-8-17-25 0-13 3-35 4-48 1-6 2-14 2-20 0-33-29-45-39-49z">
              <text:p/>
            </draw:path>
            <draw:path draw:style-name="gr3" draw:text-style-name="P3" draw:layer="layout" svg:width="0.225cm" svg:height="0.2cm" svg:x="3.139cm" svg:y="4.564cm" svg:viewBox="0 0 226 201" svg:d="M80 110c18 0 36 0 53 0 51 0 93-32 93-63 0-25-24-47-65-47-35 0-69 0-103 0-6 0-10 0-10 7 0 4 4 4 10 4 4 0 6 0 12 1 6 0 6 1 6 4 0 1 0 2-2 6-12 51-25 103-38 155-4 11-4 13-26 13-6 0-10 0-10 6 0 2 0 5 5 5 9 0 30-1 38-1 6 0 16 0 21 0 6 0 13 1 19 1 2 0 6 0 6-7 0-4-4-4-10-4-3 0-6 0-11-1-7 0-7-1-7-3 1-3 0-3 1-8 6-22 12-45 18-68zM102 20c2-8 2-9 14-9s24 0 35 0c28 0 45 8 45 29 0 9-4 32-18 45-11 10-28 16-50 16-15 0-31 0-46 0 6-27 13-54 20-81z">
              <text:p/>
            </draw:path>
            <draw:path draw:style-name="gr3" draw:text-style-name="P3" draw:layer="layout" svg:width="0.278cm" svg:height="0.097cm" svg:x="3.541cm" svg:y="4.548cm" svg:viewBox="0 0 279 98" svg:d="M265 17c7 0 14 0 14-9 0-8-7-8-13-8-84 0-168 0-253 0-6 0-13 0-13 8 0 9 7 9 14 9 84 0 168 0 251 0zM266 98c6 0 13 0 13-8 0-9-7-9-14-9-83 0-167 0-251 0-7 0-14 0-14 9 0 8 7 8 13 8 85 0 169 0 253 0z">
              <text:p/>
            </draw:path>
            <draw:path draw:style-name="gr3" draw:text-style-name="P3" draw:layer="layout" svg:width="0.177cm" svg:height="0.287cm" svg:x="3.977cm" svg:y="4.423cm" svg:viewBox="0 0 178 288" svg:d="M178 145c0-34-2-67-17-98-19-41-54-47-71-47-25 0-56 11-74 50-14 29-16 61-16 95 0 31 2 69 19 102 18 33 49 41 70 41 23 0 55-8 73-49 14-28 16-61 16-94zM89 279c-16 0-41-11-48-50-5-26-5-64-5-89 0-27 0-55 2-78 9-49 40-52 51-52 14 0 42 7 50 49 4 22 4 55 4 81 0 31 0 60-5 86-6 41-30 53-49 53z">
              <text:p/>
            </draw:path>
            <draw:path draw:style-name="gr3" draw:text-style-name="P3" draw:layer="layout" svg:width="0.043cm" svg:height="0.043cm" svg:x="4.278cm" svg:y="4.657cm" svg:viewBox="0 0 44 44" svg:d="M44 23c0-12-9-23-21-23s-23 11-23 23 11 21 23 21 21-9 21-21z">
              <text:p/>
            </draw:path>
            <draw:path draw:style-name="gr3" draw:text-style-name="P3" draw:layer="layout" svg:width="0.045cm" svg:height="0.043cm" svg:x="4.465cm" svg:y="4.657cm" svg:viewBox="0 0 46 44" svg:d="M46 23c0-12-11-23-23-23s-23 11-23 23 11 21 23 21 23-9 23-21z">
              <text:p/>
            </draw:path>
            <draw:path draw:style-name="gr3" draw:text-style-name="P3" draw:layer="layout" svg:width="0.043cm" svg:height="0.043cm" svg:x="4.654cm" svg:y="4.657cm" svg:viewBox="0 0 44 44" svg:d="M44 23c0-12-10-23-22-23s-22 11-22 23 10 21 22 21 22-9 22-21z">
              <text:p/>
            </draw:path>
            <draw:path draw:style-name="gr3" draw:text-style-name="P3" draw:layer="layout" svg:width="0.138cm" svg:height="0.278cm" svg:x="4.842cm" svg:y="4.423cm" svg:viewBox="0 0 139 279" svg:d="M86 11c0-10 0-11-9-11-27 26-64 26-77 26 0 5 0 9 0 14 8 0 34 0 55-11 0 72 0 145 0 218 0 14-1 19-39 19-5 0-9 0-14 0 0 4 0 9 0 13 15-1 52-1 69-1s53 0 68 1c0-4 0-9 0-13-4 0-9 0-13 0-38 0-40-4-40-19 0-79 0-158 0-236z">
              <text:p/>
            </draw:path>
            <draw:path draw:style-name="gr3" draw:text-style-name="P3" draw:layer="layout" svg:width="0.177cm" svg:height="0.287cm" svg:x="5.032cm" svg:y="4.423cm" svg:viewBox="0 0 178 288" svg:d="M178 145c0-34-3-67-17-98-19-41-54-47-72-47-25 0-57 11-73 50-14 29-16 61-16 95 0 31 1 69 19 102s48 41 70 41c23 0 54-8 73-49 13-28 16-61 16-94zM89 279c-17 0-42-11-49-50-5-26-5-64-5-89 0-27 0-55 3-78 9-49 40-52 51-52 13 0 41 7 49 49 5 22 5 55 5 81 0 31 0 60-5 86-6 41-30 53-49 53z">
              <text:p/>
            </draw:path>
            <draw:path draw:style-name="gr3" draw:text-style-name="P3" draw:layer="layout" svg:width="0.203cm" svg:height="0.29cm" svg:x="5.307cm" svg:y="4.411cm" svg:viewBox="0 0 204 291" svg:d="M34 260c0 18-5 18-34 18 0 4 0 8 0 13 14 0 34-1 47-1 12 0 29 1 45 1 0-5 0-9 0-13-27 0-32 0-32-18 0-15 0-29 0-43 9-8 18-16 26-24 33 44 51 68 51 75 0 9-7 10-16 10 0 4 0 8 0 13 12 0 37-1 46-1 13 0 25 1 37 1 0-5 0-9 0-13-16 0-25 0-41-22-18-25-36-50-54-75 0-1-2-4-2-5s30-26 35-30c26-22 44-23 52-23 0-4 0-8 0-13-12 1-18 1-30 1-14 0-40 0-46-1 0 5 0 9 0 13 8 0 12 5 12 11 0 8-6 13-10 17-20 17-39 33-59 50 0-67 0-134 0-201-20 2-41 3-61 5 0 4 0 9 0 13 30 0 34 2 34 23 0 73 0 146 0 219z">
              <text:p/>
            </draw:path>
            <draw:path draw:style-name="gr3" draw:text-style-name="P3" draw:layer="layout" svg:width="0.266cm" svg:height="0.295cm" svg:x="5.537cm" svg:y="4.406cm" svg:viewBox="0 0 267 296" svg:d="M267 227c-3 0-7 0-10 0-3 12-4 22-7 32-3 7-4 9-29 9-11 0-23 0-34 0 6-23 19-43 39-70 19-30 37-59 37-93 0-58-58-105-129-105-73 0-128 48-128 105 0 34 17 63 36 93 19 27 32 47 38 70-11 0-22 0-33 0-25 0-27-2-29-9-2-10-5-21-7-32-4 0-7 0-11 0 5 23 10 46 14 69 23 0 45 0 68 0 9 0 10 0 10-9 0-30-13-66-22-93-9-24-21-58-21-89 0-67 46-95 84-95 41 0 85 30 85 95 0 31-10 64-22 97-8 18-21 57-21 85 0 9 1 9 11 9 22 0 45 0 67 0 5-23 10-46 14-69z">
              <text:p/>
            </draw:path>
          </draw:g>
        </draw:g>
        <draw:g>
          <svg:title>TexMaths</svg:title>
          <svg:desc>12§latex§$R_{X}$§svg§600§TRUE§</svg:desc>
          <draw:g>
            <draw:path draw:style-name="gr3" draw:text-style-name="P3" draw:layer="layout" svg:width="0.298cm" svg:height="0.294cm" svg:x="13.014cm" svg:y="6.501cm" svg:viewBox="0 0 299 295" svg:d="M140 29c3-10 4-15 12-16 4 0 17 0 25 0 30 0 77 0 77 42 0 14-7 43-23 59-12 12-33 25-72 25-15 0-31 0-46 0 9-37 18-74 27-110zM200 143c43-8 93-38 93-80 0-36-38-63-93-63-40 0-80 0-120 0-8 0-12 0-12 8 0 5 4 5 12 5 5 1 9 0 16 1 7 0 11 2 11 6 0 3 0 4-2 9-18 75-37 150-56 224-5 17-5 20-38 20-7 0-11 0-11 8 0 5 5 5 6 5 11 0 41-1 53-1s40 1 52 1c4 0 9 0 9-9 0-4-4-4-12-4-16 0-27 0-27-8 0-2 0-4 2-7 9-37 18-74 27-111 17 0 34 0 50 0 39 0 46 24 46 38 0 7-4 19-6 29-2 12-7 28-7 36 0 45 50 45 56 45 36 0 50-42 50-48 0-4-3-3-4-4-4 0-5 2-6 4-10 32-29 39-39 39-13 0-16-9-16-25 0-14 2-35 4-48 2-6 2-15 2-19 0-33-28-46-40-51z">
              <text:p/>
            </draw:path>
            <draw:path draw:style-name="gr3" draw:text-style-name="P3" draw:layer="layout" svg:width="0.259cm" svg:height="0.2cm" svg:x="13.33cm" svg:y="6.649cm" svg:viewBox="0 0 260 201" svg:d="M149 88c9-9 19-18 28-27 37-37 49-49 76-50 3 0 7 0 7-6 0-4-4-5-5-5-8 0-18 1-27 1-8 0-27-1-34-1-2 0-6 1-6 7 2 1 0 4 5 4 2 1 9 1 9 7 0 5-4 9-7 12-2 2-39 39-50 50-10-19-20-38-30-57-1-1-2-4-2-5s6-6 15-7c3 0 7 0 7-6-2-2-1-5-6-5-6 0-13 1-19 1s-13 0-19 0c-5 0-12 0-17 0-6 0-12-1-17-1-1 0-5 0-5 7 0 4 3 4 8 4 18 0 19 3 21 9 14 27 28 54 42 80-5 6-11 12-16 17-6 5-20 18-26 24-35 36-47 48-74 49-3 0-7 0-7 6 0 1 1 5 4 5 8 0 19-1 27-1 5 0 13 0 18 0s12 1 17 1c1 0 6 0 6-6 0-5-4-5-6-5-3 0-9-1-9-7 0-5 4-8 10-16 20-19 40-38 60-57 12 23 24 46 36 69 1 3 1 3 1 4s-5 6-15 7c-3 0-6 0-6 6 0 1 0 5 4 5 6 0 15-1 21-1s12 0 19 0c5 0 12 0 17 0 4 0 10 1 15 1 3 0 7 0 7-7 0-4-4-4-9-4-17 0-18-3-21-8-16-31-32-62-47-94z">
              <text:p/>
            </draw:path>
          </draw:g>
        </draw:g>
        <draw:g>
          <svg:title>TexMaths</svg:title>
          <svg:desc>12§latex§$R_{1}=1\, \mathrm{k\Omega}$§svg§600§TRUE§</svg:desc>
          <draw:g>
            <draw:path draw:style-name="gr3" draw:text-style-name="P3" draw:layer="layout" svg:width="0.3cm" svg:height="0.294cm" svg:x="10.215cm" svg:y="2.514cm" svg:viewBox="0 0 301 295" svg:d="M142 29c2-11 3-15 12-16 3 0 16 0 25 0 30 0 76 0 76 41 0 14-7 43-22 60-12 11-34 24-72 24-16 0-31 0-47 0 9-37 18-73 28-109zM201 144c44-10 94-40 94-82 0-36-38-62-94-62-40 0-79 0-119 0-9 0-12 0-12 8 0 5 3 5 10 5 2 0 10 0 17 0 7 1 11 1 11 7 0 2 0 3-1 8-19 75-38 150-57 225-4 16-4 20-38 20-7 0-12 0-12 8 0 5 4 4 6 5 12 0 43-2 54-2s41 2 53 2c3 0 8 0 8-8 0-5-3-5-12-5-15 0-26 0-26-8 0-3 0-4 1-8 9-36 18-73 28-110 16 0 33 0 50 0 38 0 45 23 45 39 0 6-3 19-6 28-3 12-7 27-7 35 0 46 51 46 57 46 36 0 50-42 50-48 0-5-3-4-5-5-3 0-5 2-6 6-9 31-27 38-38 38-13 0-17-9-17-26 0-13 4-34 5-48 1-6 1-13 1-19 0-33-28-46-40-49z">
              <text:p/>
            </draw:path>
            <draw:path draw:style-name="gr3" draw:text-style-name="P3" draw:layer="layout" svg:width="0.106cm" svg:height="0.194cm" svg:x="10.551cm" svg:y="2.667cm" svg:viewBox="0 0 107 195" svg:d="M66 8c0-7 0-8-8-8-20 19-46 19-58 19 0 4 0 7 0 11 6 0 26 0 42-8 0 49 0 99 0 149 0 10 0 13-29 13-4 0-8 0-12 0 0 4 0 8 0 11 6 0 42-1 53-1 10 0 47 1 53 1 0-3 0-7 0-11-4 0-7 0-11 0-30 0-30-3-30-13 0-54 0-108 0-163z">
              <text:p/>
            </draw:path>
            <draw:path draw:style-name="gr3" draw:text-style-name="P3" draw:layer="layout" svg:width="0.278cm" svg:height="0.097cm" svg:x="10.848cm" svg:y="2.645cm" svg:viewBox="0 0 279 98" svg:d="M265 17c6 0 14 0 14-9 0-8-8-8-13-8-84 0-168 0-253 0-6 0-13 0-13 8 0 9 7 9 13 9 84 0 168 0 252 0zM266 98c5 0 13 0 13-8 0-9-8-9-14-9-84 0-168 0-252 0-6 0-13 0-13 9 0 8 7 8 13 8 85 0 169 0 253 0z">
              <text:p/>
            </draw:path>
            <draw:path draw:style-name="gr3" draw:text-style-name="P3" draw:layer="layout" svg:width="0.138cm" svg:height="0.278cm" svg:x="11.306cm" svg:y="2.521cm" svg:viewBox="0 0 139 279" svg:d="M86 11c0-11 0-11-9-11-27 26-64 26-77 26 0 5 0 9 0 14 8 0 34 0 55-11 0 72 0 144 0 216 0 16-1 21-39 21-5 0-9 0-14 0 0 4 0 9 0 13 15-2 52-2 69-2s54 0 68 2c0-4 0-9 0-13-4 0-9 0-13 0-38 0-40-5-40-21 0-78 0-156 0-234z">
              <text:p/>
            </draw:path>
            <draw:path draw:style-name="gr3" draw:text-style-name="P3" draw:layer="layout" svg:width="0.202cm" svg:height="0.29cm" svg:x="11.562cm" svg:y="2.509cm" svg:viewBox="0 0 203 291" svg:d="M32 259c0 19-4 19-32 19 0 4 0 9 0 13 13-1 34-2 46-2s30 1 46 2c0-4 0-9 0-13-28 0-33 0-33-19 0-15 0-29 0-43 9-8 18-16 27-23 33 44 50 67 50 75 0 7-8 10-15 10 0 4 0 9 0 13 12-1 36-2 46-2 12 0 24 1 36 2 0-4 0-9 0-13-16 0-24 0-41-23-18-25-35-49-53-74-1-1-2-4-2-5 0-2 29-28 33-30 27-21 45-23 53-23 0-4 0-8 0-13-12 1-18 1-29 1-15 0-42-1-48-1 0 5 0 9 0 13 9 0 12 5 12 10 0 8-4 14-8 17-20 17-40 34-60 51 0-67 0-134 0-201-20 2-40 3-60 5 0 4 0 9 0 13 29 0 32 2 32 23 0 72 0 145 0 218z">
              <text:p/>
            </draw:path>
            <draw:path draw:style-name="gr3" draw:text-style-name="P3" draw:layer="layout" svg:width="0.265cm" svg:height="0.295cm" svg:x="11.791cm" svg:y="2.504cm" svg:viewBox="0 0 266 296" svg:d="M266 227c-3 0-7 0-11 0-2 11-3 21-7 30-2 8-3 11-27 11-12 0-23 0-34 0 5-24 18-44 37-72s37-58 37-91c0-58-57-105-128-105-72 0-128 48-128 105 0 33 17 63 37 91 18 28 31 48 37 72-11 0-22 0-33 0-24 0-26-3-28-9-4-10-6-21-8-32-4 0-7 0-10 0 4 23 9 46 13 69 23 0 45 0 67 0 10 0 11 0 11-10 0-29-13-66-23-92-8-25-20-58-20-90 0-67 47-94 85-94 40 0 85 30 85 94 0 32-12 64-24 98-6 18-20 55-20 84 0 10 1 10 12 10 22 0 44 0 66 0 5-23 9-46 14-69z">
              <text:p/>
            </draw:path>
          </draw:g>
        </draw:g>
        <draw:custom-shape draw:style-name="gr5" draw:text-style-name="P2" draw:layer="layout" svg:width="0.5cm" svg:height="1.2cm" draw:transform="rotate (1.5707963267949) translate (3.634cm 1.301cm)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2§latex§$R=220\, \Omega$§svg§600§TRUE§</svg:desc>
          <draw:g>
            <draw:path draw:style-name="gr3" draw:text-style-name="P3" draw:layer="layout" svg:width="0.3cm" svg:height="0.295cm" svg:x="3.214cm" svg:y="1.516cm" svg:viewBox="0 0 301 296" svg:d="M142 29c2-10 3-15 12-16 3 0 16 0 25 0 30 0 77 0 77 41 0 14-8 43-23 60-12 11-34 24-72 24-16 0-31 0-47 0 9-36 18-73 28-109zM202 144c43-10 93-38 93-82 0-36-38-62-93-62-40 0-80 0-120 0-9 0-12 0-12 8 0 5 3 5 10 5 2 0 10 0 17 0 7 1 11 1 11 7 0 2 0 3-1 9-19 75-38 150-57 225-4 17-4 20-38 20-7 0-12 0-12 8 0 5 4 3 6 5 12 0 43-1 54-1s41 1 53 1c3 0 8 0 8-9 0-4-3-4-12-4-15 0-26 0-26-8 0-2 0-4 1-7 9-37 18-74 28-111 16 0 33 0 50 0 38 0 46 24 46 38 0 6-4 19-6 29-4 12-8 27-8 36 0 45 51 45 57 45 36 0 50-42 50-48s-3-4-5-6c-3 0-4 4-6 6-9 32-27 39-38 39-13 0-17-9-17-25 0-14 4-35 5-48 1-6 1-15 1-21 0-32-27-44-39-49z">
              <text:p/>
            </draw:path>
            <draw:path draw:style-name="gr3" draw:text-style-name="P3" draw:layer="layout" svg:width="0.279cm" svg:height="0.097cm" svg:x="3.662cm" svg:y="1.649cm" svg:viewBox="0 0 280 98" svg:d="M265 17c7 0 15 0 15-9 0-8-8-8-14-8-84 0-168 0-253 0-6 0-13 0-13 8 0 9 7 9 14 9 84 0 168 0 251 0zM266 98c6 0 14 0 14-8s-8-8-15-8c-83 0-167 0-251 0-7 0-14 0-14 8s7 8 13 8c85 0 169 0 253 0z">
              <text:p/>
            </draw:path>
            <draw:path draw:style-name="gr3" draw:text-style-name="P3" draw:layer="layout" svg:width="0.167cm" svg:height="0.279cm" svg:x="4.103cm" svg:y="1.523cm" svg:viewBox="0 0 168 280" svg:d="M32 247c16-14 31-29 46-43 65-58 90-80 90-122 0-48-37-82-89-82-48 0-79 38-79 76 0 24 22 24 23 24 7 0 21-5 21-23 0-11-7-22-21-22-4 0-5 0-6 0 9-26 32-42 56-42 39 0 58 34 58 69 0 33-22 66-45 92-27 30-54 60-81 90-5 5-5 6-5 16 52 0 105 0 157 0 4-25 7-49 11-74-3 0-6 0-10 0-2 14-6 32-9 38-3 3-31 3-40 3-25 0-51 0-77 0z">
              <text:p/>
            </draw:path>
            <draw:path draw:style-name="gr3" draw:text-style-name="P3" draw:layer="layout" svg:width="0.167cm" svg:height="0.279cm" svg:x="4.314cm" svg:y="1.523cm" svg:viewBox="0 0 168 280" svg:d="M32 247c15-14 30-29 45-43 66-58 91-80 91-122 0-48-38-82-89-82-48 0-79 38-79 76 0 24 22 24 23 24 7 0 21-5 21-23 0-11-7-22-22-22-4 0-4 0-5 0 9-26 32-42 56-42 39 0 57 34 57 69 0 33-21 66-45 92-27 30-53 60-80 90-5 5-5 6-5 16 52 0 104 0 156 0 4-25 8-49 12-74-4 0-7 0-11 0-1 14-5 32-8 38-4 3-31 3-41 3-25 0-50 0-76 0z">
              <text:p/>
            </draw:path>
            <draw:path draw:style-name="gr3" draw:text-style-name="P3" draw:layer="layout" svg:width="0.177cm" svg:height="0.288cm" svg:x="4.521cm" svg:y="1.523cm" svg:viewBox="0 0 178 289" svg:d="M178 145c0-33-3-67-17-98-21-41-54-47-72-47-25 0-57 11-73 49-15 30-16 63-16 96 0 31 1 70 19 102 18 34 48 42 69 42 22 0 55-8 74-49 13-29 16-61 16-95zM88 280c-16 0-41-10-48-51-5-25-5-63-5-89 0-27 0-55 3-78 8-49 40-54 50-54 14 0 42 9 50 50 4 24 4 56 4 82 0 32 0 60-4 87-7 41-31 53-50 53z">
              <text:p/>
            </draw:path>
            <draw:path draw:style-name="gr3" draw:text-style-name="P3" draw:layer="layout" svg:width="0.265cm" svg:height="0.295cm" svg:x="4.804cm" svg:y="1.506cm" svg:viewBox="0 0 266 296" svg:d="M266 228c-3 0-7 0-10 0-3 12-4 22-8 31-2 7-3 10-27 10-11 0-23 0-34 0 5-23 18-43 37-71 20-30 38-59 38-92 0-59-58-106-129-106-72 0-128 48-128 106 0 33 17 62 37 92 18 28 31 48 37 71-11 0-22 0-33 0-24 0-26-3-28-10-4-9-6-20-8-31-4 0-7 0-10 0 4 23 9 46 13 68 23 0 45 0 67 0 10 0 11 0 11-8 0-30-13-67-23-94-8-24-20-57-20-88 0-68 47-96 85-96 40 0 85 30 85 96 0 31-12 63-24 97-6 18-20 56-20 85 0 8 1 8 12 8 22 0 44 0 66 0 5-22 10-45 14-68z">
              <text:p/>
            </draw:path>
          </draw:g>
        </draw:g>
        <draw:line draw:style-name="gr1" draw:text-style-name="P1" draw:layer="layout" svg:x1="1.764cm" svg:y1="10.425cm" svg:x2="1.764cm" svg:y2="13.565cm">
          <text:p/>
        </draw:line>
        <draw:custom-shape draw:style-name="gr2" draw:text-style-name="P2" draw:layer="layout" svg:width="0.2cm" svg:height="0.2cm" svg:x="1.665cm" svg:y="13.512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12§latex§$U_{0}$§svg§600§TRUE§</svg:desc>
          <draw:g>
            <draw:path draw:style-name="gr3" draw:text-style-name="P3" draw:layer="layout" svg:width="0.289cm" svg:height="0.294cm" svg:x="1.055cm" svg:y="13.781cm" svg:viewBox="0 0 290 295" svg:d="M238 44c4-17 11-30 44-31 3 0 8 0 8-8-2-2 0-5-5-5-15 0-29 1-43 1-15 0-30-1-43-1-3 0-9 0-9 8 0 5 5 5 9 5 24 0 27 10 27 18 0 1 0 8-1 10-12 49-25 99-37 149-15 56-62 92-104 92-29 0-52-18-52-54 0-1 0-14 5-33 14-54 27-109 41-163 3-14 5-19 34-19 11 0 15 0 15-8 0-5-5-5-6-5-12 0-42 1-54 1s-42-1-54-1c-3 0-7 0-7 8 0 5 4 5 11 5 1 0 9 0 16 1 8 0 11 2 11 6 0 3-5 21-7 30-3 13-6 25-9 37-4 17-23 96-26 104-2 11-2 18-2 24 0 52 38 80 81 80 53 0 106-46 119-103 13-49 25-98 38-148z">
              <text:p/>
            </draw:path>
            <draw:path draw:style-name="gr3" draw:text-style-name="P3" draw:layer="layout" svg:width="0.135cm" svg:height="0.2cm" svg:x="1.328cm" svg:y="13.935cm" svg:viewBox="0 0 136 201" svg:d="M136 102c0-33-3-57-18-77-8-13-26-25-50-25-68 0-68 81-68 102s0 99 68 99 68-79 68-99zM68 192c-13 0-31-8-37-32-5-17-5-40-5-62 0-21 0-44 5-60 6-24 25-30 37-30 16 0 31 10 36 27 5 16 6 37 6 63 0 22 0 43-5 61-6 28-25 33-37 33z">
              <text:p/>
            </draw:path>
          </draw:g>
        </draw:g>
        <draw:custom-shape draw:style-name="gr2" draw:text-style-name="P2" draw:layer="layout" svg:width="0.2cm" svg:height="0.2cm" svg:x="1.665cm" svg:y="14.14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2.514cm" svg:y1="10.456cm" svg:x2="12.514cm" svg:y2="17.976cm">
          <text:p/>
        </draw:line>
        <draw:line draw:style-name="gr4" draw:text-style-name="P1" draw:layer="layout" svg:x1="1.791cm" svg:y1="10.444cm" svg:x2="12.531cm" svg:y2="10.444cm">
          <text:p/>
        </draw:line>
        <draw:line draw:style-name="gr1" draw:text-style-name="P1" draw:layer="layout" svg:x1="1.764cm" svg:y1="14.334cm" svg:x2="1.764cm" svg:y2="17.994cm">
          <text:p/>
        </draw:line>
        <draw:custom-shape draw:style-name="gr5" draw:text-style-name="P2" draw:layer="layout" svg:width="0.5cm" svg:height="1.2cm" svg:x="12.285cm" svg:y="15.45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2cm" svg:height="0.2cm" svg:x="12.432cm" svg:y="13.84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6.314cm" svg:y1="10.456cm" svg:x2="6.314cm" svg:y2="17.976cm">
          <text:p/>
        </draw:line>
        <draw:line draw:style-name="gr9" draw:text-style-name="P1" draw:layer="layout" svg:x1="6.291cm" svg:y1="13.944cm" svg:x2="12.531cm" svg:y2="13.944cm">
          <text:p/>
        </draw:line>
        <draw:line draw:style-name="gr4" draw:text-style-name="P1" draw:layer="layout" svg:x1="1.791cm" svg:y1="17.965cm" svg:x2="12.531cm" svg:y2="17.965cm">
          <text:p/>
        </draw:line>
        <draw:custom-shape draw:style-name="gr5" draw:text-style-name="P2" draw:layer="layout" svg:width="0.5cm" svg:height="1.2cm" svg:x="12.285cm" svg:y="11.456cm">
          <text:p/>
          <draw:enhanced-geometry svg:viewBox="0 0 21600 21600" draw:type="rectangle" draw:enhanced-path="M 0 0 L 21600 0 21600 21600 0 21600 0 0 Z N"/>
        </draw:custom-shape>
        <draw:g>
          <draw:custom-shape draw:style-name="gr8" draw:text-style-name="P5" draw:layer="layout" svg:width="0.75cm" svg:height="0.75cm" svg:x="8.965cm" svg:y="13.5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12§latex§$V$§svg§600§TRUE§</svg:desc>
            <draw:g>
              <draw:path draw:style-name="gr3" draw:text-style-name="P3" draw:layer="layout" svg:width="0.297cm" svg:height="0.294cm" svg:x="9.215cm" svg:y="13.808cm" svg:viewBox="0 0 298 295" svg:d="M239 48c21-32 39-34 53-35 6 0 6-7 6-8 0-4-2-5-6-5-11 0-23 1-33 1-15 0-29-1-42-1-3 0-9 0-9 8 0 5 5 5 7 5 12 1 20 5 20 13 0 7-6 16-6 17-43 68-86 136-128 204-10-74-20-148-29-222 0-7 9-12 29-12 6 0 10 0 10-8 0-4-3-5-6-5-16 0-34 1-52 1-8 0-16 0-23 0s-16-1-23-1c-2 0-7 0-7 8 0 5 4 5 10 5 24 0 24 4 25 14 11 86 22 172 33 258 1 9 3 10 9 10 7 0 8-2 12-7 50-80 100-160 150-240z">
                <text:p/>
              </draw:path>
            </draw:g>
          </draw:g>
        </draw:g>
        <draw:g>
          <svg:title>TexMaths</svg:title>
          <svg:desc>12§latex§$U_{\mathrm{V}}$§svg§600§TRUE§</svg:desc>
          <draw:g>
            <draw:path draw:style-name="gr3" draw:text-style-name="P3" draw:layer="layout" svg:width="0.29cm" svg:height="0.294cm" svg:x="9.759cm" svg:y="14.213cm" svg:viewBox="0 0 291 295" svg:d="M238 44c4-17 12-30 46-31 2 0 7 0 7-8-2-2 0-5-6-5-13 0-29 1-43 1s-29-1-43-1c-3 0-7 0-7 8 0 5 3 5 7 5 24 0 29 10 29 18 0 1-2 8-2 10-12 49-25 99-38 149-14 56-62 92-104 92-29 0-52-18-52-54 0-1 0-14 5-33 14-54 27-109 41-163 3-14 5-19 35-19 12 0 14 0 14-8 0-5-5-5-6-5-11 0-42 1-53 1-13 0-43-1-55-1-3 0-7 0-7 8 0 5 4 5 11 5 1 0 9 0 17 1 7 0 10 2 10 6 0 3-4 21-7 30-3 13-5 25-8 37-5 17-24 96-27 104-2 11-2 18-2 24 0 52 38 80 81 80 54 0 106-46 120-103 13-49 25-98 37-148z">
              <text:p/>
            </draw:path>
            <draw:path draw:style-name="gr3" draw:text-style-name="P3" draw:layer="layout" svg:width="0.229cm" svg:height="0.206cm" svg:x="10.026cm" svg:y="14.361cm" svg:viewBox="0 0 230 207" svg:d="M196 30c4-8 11-18 34-19 0-4 0-7 0-11-8 1-20 1-29 1-12 0-33-1-34-1 0 4 0 7 0 11 10 0 19 5 19 14 0 2 0 4-2 6-20 47-40 94-61 141-21-49-42-99-63-148-1-4-1-4-1-5 0-8 15-8 22-8 0-4 0-7 0-11-14 1-33 1-43 1-15 0-37-1-38-1 0 4 0 7 0 11 2 0 3 0 5 0 17 0 21 2 25 11 26 59 51 118 77 178 2 4 2 7 8 7 4 0 6 0 8-6 25-57 49-114 73-171z">
              <text:p/>
            </draw:path>
          </draw:g>
        </draw:g>
        <draw:g>
          <svg:title>TexMaths</svg:title>
          <svg:desc>12§latex§$R_{X}$§svg§600§TRUE§</svg:desc>
          <draw:g>
            <draw:path draw:style-name="gr3" draw:text-style-name="P3" draw:layer="layout" svg:width="0.298cm" svg:height="0.294cm" svg:x="13.015cm" svg:y="15.906cm" svg:viewBox="0 0 299 295" svg:d="M140 29c3-10 4-15 12-16 4 0 17 0 25 0 30 0 77 0 77 42 0 14-7 43-23 59-12 12-33 25-72 25-15 0-31 0-46 0 9-37 18-74 27-110zM200 143c43-8 93-38 93-80 0-36-38-63-93-63-40 0-80 0-120 0-8 0-12 0-12 8 0 5 4 5 12 5 5 1 9 0 16 1 7 0 11 2 11 6 0 3 0 4-2 9-18 75-37 150-56 224-5 17-5 20-38 20-7 0-11 0-11 8 0 5 5 5 6 5 11 0 41-1 53-1s40 1 52 1c4 0 9 0 9-9 0-4-4-4-12-4-16 0-27 0-27-8 0-2 0-4 2-7 9-37 18-74 27-111 17 0 34 0 50 0 39 0 46 24 46 38 0 7-4 19-6 29-2 12-7 28-7 36 0 45 50 45 56 45 36 0 50-42 50-48 0-4-3-3-4-4-4 0-5 2-6 4-10 32-29 39-39 39-13 0-16-9-16-25 0-14 2-35 4-48 2-6 2-15 2-19 0-33-28-46-40-51z">
              <text:p/>
            </draw:path>
            <draw:path draw:style-name="gr3" draw:text-style-name="P3" draw:layer="layout" svg:width="0.259cm" svg:height="0.2cm" svg:x="13.331cm" svg:y="16.054cm" svg:viewBox="0 0 260 201" svg:d="M149 88c9-9 19-18 28-27 37-37 49-49 76-50 3 0 7 0 7-6 0-4-4-5-5-5-8 0-18 1-27 1-8 0-27-1-34-1-2 0-6 1-6 7 2 1 0 4 5 4 2 1 9 1 9 7 0 5-4 9-7 12-2 2-39 39-50 50-10-19-20-38-30-57-1-1-2-4-2-5s6-6 15-7c3 0 7 0 7-6-2-2-1-5-6-5-6 0-13 1-19 1s-13 0-19 0c-5 0-12 0-17 0-6 0-12-1-17-1-1 0-5 0-5 7 0 4 3 4 8 4 18 0 19 3 21 9 14 27 28 54 42 80-5 6-11 12-16 17-6 5-20 18-26 24-35 36-47 48-74 49-3 0-7 0-7 6 0 1 1 5 4 5 8 0 19-1 27-1 5 0 13 0 18 0s12 1 17 1c1 0 6 0 6-6 0-5-4-5-6-5-3 0-9-1-9-7 0-5 4-8 10-16 20-19 40-38 60-57 12 23 24 46 36 69 1 3 1 3 1 4s-5 6-15 7c-3 0-6 0-6 6 0 1 0 5 4 5 6 0 15-1 21-1s12 0 19 0c5 0 12 0 17 0 4 0 10 1 15 1 3 0 7 0 7-7 0-4-4-4-9-4-17 0-18-3-21-8-16-31-32-62-47-94z">
              <text:p/>
            </draw:path>
          </draw:g>
        </draw:g>
        <draw:g>
          <svg:title>TexMaths</svg:title>
          <svg:desc>12§latex§$R_{1}=1\, \mathrm{k\Omega}$§svg§600§TRUE§</svg:desc>
          <draw:g>
            <draw:path draw:style-name="gr3" draw:text-style-name="P3" draw:layer="layout" svg:width="0.3cm" svg:height="0.294cm" svg:x="10.216cm" svg:y="11.919cm" svg:viewBox="0 0 301 295" svg:d="M142 29c2-11 3-15 12-16 3 0 16 0 25 0 30 0 76 0 76 41 0 14-7 43-22 60-12 11-34 24-72 24-16 0-31 0-47 0 9-37 18-73 28-109zM201 144c44-10 94-40 94-82 0-36-38-62-94-62-40 0-79 0-119 0-9 0-12 0-12 8 0 5 3 5 10 5 2 0 10 0 17 0 7 1 11 1 11 7 0 2 0 3-1 8-19 75-38 150-57 225-4 16-4 20-38 20-7 0-12 0-12 8 0 5 4 4 6 5 12 0 43-2 54-2s41 2 53 2c3 0 8 0 8-8 0-5-3-5-12-5-15 0-26 0-26-8 0-3 0-4 1-8 9-36 18-73 28-110 16 0 33 0 50 0 38 0 45 23 45 39 0 6-3 19-6 28-3 12-7 27-7 35 0 46 51 46 57 46 36 0 50-42 50-48 0-5-3-4-5-5-3 0-5 2-6 6-9 31-27 38-38 38-13 0-17-9-17-26 0-13 4-34 5-48 1-6 1-13 1-19 0-33-28-46-40-49z">
              <text:p/>
            </draw:path>
            <draw:path draw:style-name="gr3" draw:text-style-name="P3" draw:layer="layout" svg:width="0.106cm" svg:height="0.194cm" svg:x="10.552cm" svg:y="12.072cm" svg:viewBox="0 0 107 195" svg:d="M66 8c0-7 0-8-8-8-20 19-46 19-58 19 0 4 0 7 0 11 6 0 26 0 42-8 0 49 0 99 0 149 0 10 0 13-29 13-4 0-8 0-12 0 0 4 0 8 0 11 6 0 42-1 53-1 10 0 47 1 53 1 0-3 0-7 0-11-4 0-7 0-11 0-30 0-30-3-30-13 0-54 0-108 0-163z">
              <text:p/>
            </draw:path>
            <draw:path draw:style-name="gr3" draw:text-style-name="P3" draw:layer="layout" svg:width="0.278cm" svg:height="0.097cm" svg:x="10.849cm" svg:y="12.05cm" svg:viewBox="0 0 279 98" svg:d="M265 17c6 0 14 0 14-9 0-8-8-8-13-8-84 0-168 0-253 0-6 0-13 0-13 8 0 9 7 9 13 9 84 0 168 0 252 0zM266 98c5 0 13 0 13-8 0-9-8-9-14-9-84 0-168 0-252 0-6 0-13 0-13 9 0 8 7 8 13 8 85 0 169 0 253 0z">
              <text:p/>
            </draw:path>
            <draw:path draw:style-name="gr3" draw:text-style-name="P3" draw:layer="layout" svg:width="0.138cm" svg:height="0.278cm" svg:x="11.307cm" svg:y="11.926cm" svg:viewBox="0 0 139 279" svg:d="M86 11c0-11 0-11-9-11-27 26-64 26-77 26 0 5 0 9 0 14 8 0 34 0 55-11 0 72 0 144 0 216 0 16-1 21-39 21-5 0-9 0-14 0 0 4 0 9 0 13 15-2 52-2 69-2s54 0 68 2c0-4 0-9 0-13-4 0-9 0-13 0-38 0-40-5-40-21 0-78 0-156 0-234z">
              <text:p/>
            </draw:path>
            <draw:path draw:style-name="gr3" draw:text-style-name="P3" draw:layer="layout" svg:width="0.202cm" svg:height="0.29cm" svg:x="11.563cm" svg:y="11.914cm" svg:viewBox="0 0 203 291" svg:d="M32 259c0 19-4 19-32 19 0 4 0 9 0 13 13-1 34-2 46-2s30 1 46 2c0-4 0-9 0-13-28 0-33 0-33-19 0-15 0-29 0-43 9-8 18-16 27-23 33 44 50 67 50 75 0 7-8 10-15 10 0 4 0 9 0 13 12-1 36-2 46-2 12 0 24 1 36 2 0-4 0-9 0-13-16 0-24 0-41-23-18-25-35-49-53-74-1-1-2-4-2-5 0-2 29-28 33-30 27-21 45-23 53-23 0-4 0-8 0-13-12 1-18 1-29 1-15 0-42-1-48-1 0 5 0 9 0 13 9 0 12 5 12 10 0 8-4 14-8 17-20 17-40 34-60 51 0-67 0-134 0-201-20 2-40 3-60 5 0 4 0 9 0 13 29 0 32 2 32 23 0 72 0 145 0 218z">
              <text:p/>
            </draw:path>
            <draw:path draw:style-name="gr3" draw:text-style-name="P3" draw:layer="layout" svg:width="0.265cm" svg:height="0.295cm" svg:x="11.792cm" svg:y="11.909cm" svg:viewBox="0 0 266 296" svg:d="M266 227c-3 0-7 0-11 0-2 11-3 21-7 30-2 8-3 11-27 11-12 0-23 0-34 0 5-24 18-44 37-72s37-58 37-91c0-58-57-105-128-105-72 0-128 48-128 105 0 33 17 63 37 91 18 28 31 48 37 72-11 0-22 0-33 0-24 0-26-3-28-9-4-10-6-21-8-32-4 0-7 0-10 0 4 23 9 46 13 69 23 0 45 0 67 0 10 0 11 0 11-10 0-29-13-66-23-92-8-25-20-58-20-90 0-67 47-94 85-94 40 0 85 30 85 94 0 32-12 64-24 98-6 18-20 55-20 84 0 10 1 10 12 10 22 0 44 0 66 0 5-23 9-46 14-69z">
              <text:p/>
            </draw:path>
          </draw:g>
        </draw:g>
        <draw:custom-shape draw:style-name="gr5" draw:text-style-name="P2" draw:layer="layout" svg:width="0.5cm" svg:height="1.2cm" draw:transform="rotate (1.5707963267949) translate (3.635cm 10.706cm)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2§latex§$R=220\, \Omega$§svg§600§TRUE§</svg:desc>
          <draw:g>
            <draw:path draw:style-name="gr3" draw:text-style-name="P3" draw:layer="layout" svg:width="0.3cm" svg:height="0.295cm" svg:x="3.215cm" svg:y="10.921cm" svg:viewBox="0 0 301 296" svg:d="M142 29c2-10 3-15 12-16 3 0 16 0 25 0 30 0 77 0 77 41 0 14-8 43-23 60-12 11-34 24-72 24-16 0-31 0-47 0 9-36 18-73 28-109zM202 144c43-10 93-38 93-82 0-36-38-62-93-62-40 0-80 0-120 0-9 0-12 0-12 8 0 5 3 5 10 5 2 0 10 0 17 0 7 1 11 1 11 7 0 2 0 3-1 9-19 75-38 150-57 225-4 17-4 20-38 20-7 0-12 0-12 8 0 5 4 3 6 5 12 0 43-1 54-1s41 1 53 1c3 0 8 0 8-9 0-4-3-4-12-4-15 0-26 0-26-8 0-2 0-4 1-7 9-37 18-74 28-111 16 0 33 0 50 0 38 0 46 24 46 38 0 6-4 19-6 29-4 12-8 27-8 36 0 45 51 45 57 45 36 0 50-42 50-48s-3-4-5-6c-3 0-4 4-6 6-9 32-27 39-38 39-13 0-17-9-17-25 0-14 4-35 5-48 1-6 1-15 1-21 0-32-27-44-39-49z">
              <text:p/>
            </draw:path>
            <draw:path draw:style-name="gr3" draw:text-style-name="P3" draw:layer="layout" svg:width="0.279cm" svg:height="0.097cm" svg:x="3.663cm" svg:y="11.054cm" svg:viewBox="0 0 280 98" svg:d="M265 17c7 0 15 0 15-9 0-8-8-8-14-8-84 0-168 0-253 0-6 0-13 0-13 8 0 9 7 9 14 9 84 0 168 0 251 0zM266 98c6 0 14 0 14-8s-8-8-15-8c-83 0-167 0-251 0-7 0-14 0-14 8s7 8 13 8c85 0 169 0 253 0z">
              <text:p/>
            </draw:path>
            <draw:path draw:style-name="gr3" draw:text-style-name="P3" draw:layer="layout" svg:width="0.167cm" svg:height="0.279cm" svg:x="4.104cm" svg:y="10.928cm" svg:viewBox="0 0 168 280" svg:d="M32 247c16-14 31-29 46-43 65-58 90-80 90-122 0-48-37-82-89-82-48 0-79 38-79 76 0 24 22 24 23 24 7 0 21-5 21-23 0-11-7-22-21-22-4 0-5 0-6 0 9-26 32-42 56-42 39 0 58 34 58 69 0 33-22 66-45 92-27 30-54 60-81 90-5 5-5 6-5 16 52 0 105 0 157 0 4-25 7-49 11-74-3 0-6 0-10 0-2 14-6 32-9 38-3 3-31 3-40 3-25 0-51 0-77 0z">
              <text:p/>
            </draw:path>
            <draw:path draw:style-name="gr3" draw:text-style-name="P3" draw:layer="layout" svg:width="0.167cm" svg:height="0.279cm" svg:x="4.315cm" svg:y="10.928cm" svg:viewBox="0 0 168 280" svg:d="M32 247c15-14 30-29 45-43 66-58 91-80 91-122 0-48-38-82-89-82-48 0-79 38-79 76 0 24 22 24 23 24 7 0 21-5 21-23 0-11-7-22-22-22-4 0-4 0-5 0 9-26 32-42 56-42 39 0 57 34 57 69 0 33-21 66-45 92-27 30-53 60-80 90-5 5-5 6-5 16 52 0 104 0 156 0 4-25 8-49 12-74-4 0-7 0-11 0-1 14-5 32-8 38-4 3-31 3-41 3-25 0-50 0-76 0z">
              <text:p/>
            </draw:path>
            <draw:path draw:style-name="gr3" draw:text-style-name="P3" draw:layer="layout" svg:width="0.177cm" svg:height="0.288cm" svg:x="4.522cm" svg:y="10.928cm" svg:viewBox="0 0 178 289" svg:d="M178 145c0-33-3-67-17-98-21-41-54-47-72-47-25 0-57 11-73 49-15 30-16 63-16 96 0 31 1 70 19 102 18 34 48 42 69 42 22 0 55-8 74-49 13-29 16-61 16-95zM88 280c-16 0-41-10-48-51-5-25-5-63-5-89 0-27 0-55 3-78 8-49 40-54 50-54 14 0 42 9 50 50 4 24 4 56 4 82 0 32 0 60-4 87-7 41-31 53-50 53z">
              <text:p/>
            </draw:path>
            <draw:path draw:style-name="gr3" draw:text-style-name="P3" draw:layer="layout" svg:width="0.265cm" svg:height="0.295cm" svg:x="4.805cm" svg:y="10.911cm" svg:viewBox="0 0 266 296" svg:d="M266 228c-3 0-7 0-10 0-3 12-4 22-8 31-2 7-3 10-27 10-11 0-23 0-34 0 5-23 18-43 37-71 20-30 38-59 38-92 0-59-58-106-129-106-72 0-128 48-128 106 0 33 17 62 37 92 18 28 31 48 37 71-11 0-22 0-33 0-24 0-26-3-28-10-4-9-6-20-8-31-4 0-7 0-10 0 4 23 9 46 13 68 23 0 45 0 67 0 10 0 11 0 11-8 0-30-13-67-23-94-8-24-20-57-20-88 0-68 47-96 85-96 40 0 85 30 85 96 0 31-12 63-24 97-6 18-20 56-20 85 0 8 1 8 12 8 22 0 44 0 66 0 5-22 10-45 14-68z">
              <text:p/>
            </draw:path>
          </draw:g>
        </draw:g>
        <draw:custom-shape draw:style-name="gr5" draw:text-style-name="P2" draw:layer="layout" svg:width="0.5cm" svg:height="1.2cm" svg:x="6.085cm" svg:y="15.45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5cm" svg:height="1.2cm" svg:x="6.085cm" svg:y="11.45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2cm" svg:height="0.2cm" svg:x="6.232cm" svg:y="13.848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12§latex§$R_{3}$§svg§600§TRUE§</svg:desc>
          <draw:g>
            <draw:path draw:style-name="gr3" draw:text-style-name="P3" draw:layer="layout" svg:width="0.298cm" svg:height="0.294cm" svg:x="5.317cm" svg:y="15.909cm" svg:viewBox="0 0 299 295" svg:d="M140 29c2-10 4-15 12-16 3 0 17 0 25 0 30 0 77 0 77 42 0 14-8 43-23 59-12 12-34 25-72 25-15 0-31 0-47 0 10-37 19-74 28-110zM200 143c43-8 92-38 92-80 0-36-37-63-92-63-40 0-80 0-120 0-8 0-12 0-12 8 0 5 4 5 12 5 5 1 9 0 16 1 7 0 10 2 10 6 0 3 0 4-1 9-18 75-37 150-56 224-5 17-5 21-38 21-7 0-11 0-11 8 0 4 3 3 5 4 12 0 42-1 54-1s40 1 52 1c4 0 9 0 9-9 0-3-4-3-12-3-16 0-27 0-27-9 0-2 0-4 2-7 9-37 18-74 27-111 17 0 34 0 50 0 39 0 46 24 46 38 0 7-4 19-6 29-4 12-7 28-7 36 0 45 50 45 56 45 36 0 50-42 50-48 0-4-3-3-5-4-3 0-5 2-6 6-9 30-28 37-38 37-13 0-17-9-17-25 0-14 3-35 5-48 1-6 1-13 1-19 0-33-27-46-39-51z">
              <text:p/>
            </draw:path>
            <draw:path draw:style-name="gr3" draw:text-style-name="P3" draw:layer="layout" svg:width="0.134cm" svg:height="0.2cm" svg:x="5.634cm" svg:y="16.063cm" svg:viewBox="0 0 135 201" svg:d="M65 97c22 0 39 15 39 48 0 36-21 46-38 46-12 0-38-3-50-20 13-1 16-11 16-17 0-9-7-15-15-15-9 0-17 4-17 16 0 28 30 46 66 46 40 0 69-28 69-56 0-24-19-47-51-53 31-12 42-33 42-51 0-23-26-41-59-41s-59 16-59 39c0 10 8 16 16 16 9 0 15-7 15-16 0-8-6-14-15-14 11-13 31-17 42-17 13 0 31 8 31 33 0 12-4 26-11 34-11 11-18 12-33 13-8 0-8 0-10 0-1 2-2 2-2 5 0 4 2 4 7 4s11 0 17 0z">
              <text:p/>
            </draw:path>
          </draw:g>
        </draw:g>
        <draw:g>
          <svg:title>TexMaths</svg:title>
          <svg:desc>12§latex§$R_{2}$§svg§600§TRUE§</svg:desc>
          <draw:g>
            <draw:path draw:style-name="gr3" draw:text-style-name="P3" draw:layer="layout" svg:width="0.298cm" svg:height="0.294cm" svg:x="5.318cm" svg:y="11.911cm" svg:viewBox="0 0 299 295" svg:d="M140 29c2-10 4-15 12-16 4 0 17 0 25 0 30 0 77 0 77 42 0 14-7 43-23 59-11 12-33 25-72 25-15 0-31 0-46 0 9-37 18-74 27-110zM200 143c43-8 93-38 93-80 0-36-38-63-93-63-40 0-80 0-120 0-8 0-12 0-12 8 0 5 4 5 12 5 5 1 9 0 16 1 7 0 11 2 11 6 0 3 0 4-2 9-18 75-37 150-56 224-4 17-5 20-38 20-7 0-11 0-11 8 0 5 5 5 6 5 11 0 41-1 53-1s40 1 52 1c4 0 9 0 9-9 0-4-4-4-11-4-16 0-28 0-28-8 0-2 0-4 2-7 9-37 18-74 27-111 17 0 34 0 50 0 39 0 46 24 46 38 0 7-4 19-6 29-2 12-7 28-7 36 0 45 51 45 56 45 36 0 50-42 50-48 0-4-3-3-5-4-3 0-4 2-5 4-10 32-28 39-39 39-13 0-17-9-17-25 0-14 4-35 5-48 1-6 1-15 1-19 0-33-27-46-39-51z">
              <text:p/>
            </draw:path>
            <draw:path draw:style-name="gr3" draw:text-style-name="P3" draw:layer="layout" svg:width="0.129cm" svg:height="0.194cm" svg:x="5.638cm" svg:y="12.065cm" svg:viewBox="0 0 130 195" svg:d="M130 141c-3 0-7 0-10 0 0 7-4 24-7 28-3 1-26 1-29 1-18 0-36 0-54 0 30-28 41-36 59-49 21-18 41-36 41-64 0-35-31-57-69-57-36 0-61 25-61 53 0 14 13 16 16 16 7 0 15-4 15-15 0-6-1-16-17-16 9-21 29-27 43-27 29 0 45 22 45 46 0 25-18 46-28 57-23 23-47 46-70 69-4 2-4 4-4 12 40 0 81 0 121 0 3-18 6-36 9-54z">
              <text:p/>
            </draw:path>
          </draw:g>
        </draw:g>
        <draw:frame draw:style-name="gr10" draw:text-style-name="P7" draw:layer="layout" svg:width="1.25cm" svg:height="0.725cm" svg:x="1.65cm" svg:y="8.702cm">
          <draw:text-box>
            <text:p text:style-name="P6"><text:span text:style-name="T1">(a)</text:span></text:p>
          </draw:text-box>
        </draw:frame>
        <draw:frame draw:style-name="gr10" draw:text-style-name="P7" draw:layer="layout" svg:width="1.25cm" svg:height="0.725cm" svg:x="1.65cm" svg:y="18.103cm">
          <draw:text-box>
            <text:p text:style-name="P6"><text:span text:style-name="T1">(b)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_20_short" draw:display-name="Arrow short" svg:viewBox="0 0 20 13" svg:d="M0 13l10-13 10 13z"/>
    <draw:stroke-dash draw:name="Dash_20_Dot_20_1" draw:display-name="Dash Dot 1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4cm" fo:page-height="1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11T10:08:39.106237795</meta:creation-date>
    <dc:date>2024-08-06T13:03:22.466162133</dc:date>
    <meta:editing-duration>P1DT20H32M16S</meta:editing-duration>
    <meta:editing-cycles>66</meta:editing-cycles>
    <meta:generator>LibreOffice/7.3.7.2$Linux_X86_64 LibreOffice_project/30$Build-2</meta:generator>
    <meta:document-statistic meta:object-count="119"/>
  </office:meta>
</office:document-meta>
</file>